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Arial, sans-serif"/>
    <style:font-face style:name="OpenSymbol" svg:font-family="OpenSymbol"/>
    <style:font-face style:name="monospace" svg:font-family="monospace"/>
    <style:font-face style:name="monospace1" svg:font-family="monospace, sans-serif"/>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
      <style:paragraph-properties style:line-height-at-least="0.582cm" fo:text-align="justify" style:justify-single-word="false" fo:orphans="2" fo:widows="2"/>
      <style:text-properties fo:font-variant="normal" fo:text-transform="none" fo:color="#222222" style:font-name="Lucida Grande" fo:font-size="12pt" fo:letter-spacing="normal" fo:font-style="normal" fo:font-weight="normal"/>
    </style:style>
    <style:style style:name="P2" style:family="paragraph" style:parent-style-name="Text">
      <style:paragraph-properties style:line-height-at-least="0.582cm" fo:text-align="justify" style:justify-single-word="false" fo:orphans="2" fo:widows="2"/>
    </style:style>
    <style:style style:name="P3" style:family="paragraph" style:parent-style-name="Text">
      <style:paragraph-properties fo:margin-left="0cm" fo:margin-right="0cm" style:line-height-at-least="0.582cm" fo:text-align="justify" style:justify-single-word="false" fo:orphans="2" fo:widows="2" fo:text-indent="0cm" style:auto-text-indent="false"/>
    </style:style>
    <style:style style:name="P4" style:family="paragraph" style:parent-style-name="Text">
      <style:paragraph-properties fo:orphans="2" fo:widows="2" fo:padding="0.049cm" fo:border="0.035cm solid #aacc99"/>
      <style:text-properties fo:font-variant="normal" fo:text-transform="none" fo:color="#aacc99" style:font-name="monospace" fo:font-size="12pt" fo:letter-spacing="normal" fo:font-style="normal" fo:font-weight="normal" fo:background-color="#eeffcc"/>
    </style:style>
    <style:style style:name="P5" style:family="paragraph" style:parent-style-name="Text">
      <style:paragraph-properties style:line-height-at-least="0.582cm" fo:text-align="justify" style:justify-single-word="false" fo:orphans="2" fo:widows="2" fo:padding="0cm" fo:border="none"/>
    </style:style>
    <style:style style:name="P6" style:family="paragraph" style:parent-style-name="Text" style:list-style-name="L1">
      <style:paragraph-properties style:line-height-at-least="0.529cm" fo:text-align="justify" style:justify-single-word="false" fo:orphans="2" fo:widows="2" fo:padding="0cm" fo:border="none"/>
    </style:style>
    <style:style style:name="P7" style:family="paragraph" style:parent-style-name="Text" style:list-style-name="L1">
      <style:paragraph-properties fo:margin-top="0cm" fo:margin-bottom="0cm" style:line-height-at-least="0.529cm" fo:text-align="justify" style:justify-single-word="false" fo:orphans="2" fo:widows="2" fo:padding="0cm" fo:border="none"/>
    </style:style>
    <style:style style:name="P8" style:family="paragraph" style:parent-style-name="Heading_20_2">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a1a1a" style:font-name="Lucida Grande" fo:font-size="18.75pt" fo:letter-spacing="normal" fo:font-style="normal" fo:font-weight="normal"/>
    </style:style>
    <style:style style:name="P9" style:family="paragraph" style:parent-style-name="Preformatted_20_Text">
      <style:paragraph-properties fo:margin-top="0cm" fo:margin-bottom="0.499cm" style:line-height-at-least="0.476cm" fo:orphans="2" fo:widows="2" fo:background-color="#eeffcc" fo:padding="0.132cm" fo:border="0.002cm solid #aacc99">
        <style:background-image/>
      </style:paragraph-properties>
      <style:text-properties fo:font-variant="normal" fo:text-transform="none" fo:color="#333333" style:font-name="monospace1" fo:font-size="11.25pt" fo:letter-spacing="normal" fo:font-style="normal" fo:font-weight="normal" fo:background-color="#eeffcc"/>
    </style:style>
    <style:style style:name="P10" style:family="paragraph" style:parent-style-name="Preformatted_20_Text">
      <style:paragraph-properties fo:margin-top="0cm" fo:margin-bottom="0.499cm" style:line-height-at-least="0.476cm" fo:orphans="2" fo:widows="2" fo:background-color="#eeffcc" fo:padding="0.132cm" fo:border="0.002cm solid #aacc99">
        <style:background-image/>
      </style:paragraph-properties>
      <style:text-properties fo:font-variant="normal" fo:text-transform="none" fo:color="#333333" fo:letter-spacing="normal" fo:background-color="#eeffcc"/>
    </style:style>
    <style:style style:name="P11" style:family="paragraph" style:parent-style-name="Preformatted_20_Text">
      <style:paragraph-properties fo:margin-top="0cm" fo:margin-bottom="0.499cm" style:line-height-at-least="0.476cm" fo:orphans="2" fo:widows="2" fo:background-color="#eeffcc" fo:padding="0.132cm" fo:border="0.002cm solid #aacc99">
        <style:background-image/>
      </style:paragraph-properties>
      <style:text-properties fo:font-variant="normal" fo:text-transform="none" fo:color="#c65d09" style:font-name="monospace1" fo:font-size="11.25pt" fo:letter-spacing="normal" fo:font-style="normal" fo:font-weight="bold" fo:background-color="#eeffcc"/>
    </style:style>
    <style:style style:name="P12" style:family="paragraph" style:parent-style-name="Preformatted_20_Text">
      <style:paragraph-properties fo:margin-top="0cm" fo:margin-bottom="0.499cm" style:line-height-at-least="0.476cm" fo:orphans="2" fo:widows="2" fo:background-color="#eeffcc" fo:padding="0.132cm" fo:border="0.002cm solid #aacc99">
        <style:background-image/>
      </style:paragraph-properties>
      <style:text-properties fo:font-variant="normal" fo:text-transform="none" fo:color="#0e84b5" style:font-name="monospace1" fo:font-size="11.25pt" fo:letter-spacing="normal" fo:font-style="normal" fo:font-weight="bold" fo:background-color="#eeffcc"/>
    </style:style>
    <style:style style:name="P13" style:family="paragraph" style:parent-style-name="Preformatted_20_Text">
      <style:paragraph-properties style:line-height-at-least="0.476cm" fo:orphans="2" fo:widows="2" fo:background-color="#eeffcc" fo:padding="0.132cm" fo:border="0.002cm solid #aacc99">
        <style:background-image/>
      </style:paragraph-properties>
      <style:text-properties fo:font-variant="normal" fo:text-transform="none" fo:color="#333333" style:font-name="monospace1" fo:font-size="11.25pt" fo:letter-spacing="normal" fo:font-style="normal" fo:font-weight="normal" fo:background-color="#eeffcc"/>
    </style:style>
    <style:style style:name="P14" style:family="paragraph" style:parent-style-name="Preformatted_20_Text">
      <style:paragraph-properties style:line-height-at-least="0.476cm" fo:orphans="2" fo:widows="2" fo:background-color="#eeffcc" fo:padding="0.132cm" fo:border="0.002cm solid #aacc99">
        <style:background-image/>
      </style:paragraph-properties>
      <style:text-properties fo:font-variant="normal" fo:text-transform="none" fo:color="#333333" fo:letter-spacing="normal" fo:background-color="#eeffcc"/>
    </style:style>
    <style:style style:name="P15" style:family="paragraph" style:parent-style-name="Preformatted_20_Text">
      <style:paragraph-properties style:line-height-at-least="0.476cm" fo:orphans="2" fo:widows="2" fo:background-color="#eeffcc" fo:padding="0.132cm" fo:border="0.002cm solid #aacc99">
        <style:background-image/>
      </style:paragraph-properties>
      <style:text-properties fo:font-variant="normal" fo:text-transform="none" fo:color="#0044dd" style:font-name="monospace1" fo:font-size="11.25pt" fo:letter-spacing="normal" fo:font-style="normal" fo:font-weight="normal" fo:background-color="#eeffcc"/>
    </style:style>
    <style:style style:name="P16" style:family="paragraph" style:parent-style-name="Preformatted_20_Text">
      <style:paragraph-properties style:line-height-at-least="0.476cm" fo:orphans="2" fo:widows="2" fo:background-color="#eeffcc" fo:padding="0.132cm" fo:border="0.002cm solid #aacc99">
        <style:background-image/>
      </style:paragraph-properties>
      <style:text-properties fo:font-variant="normal" fo:text-transform="none" fo:color="#c65d09" style:font-name="monospace1" fo:font-size="11.25pt" fo:letter-spacing="normal" fo:font-style="normal" fo:font-weight="bold" fo:background-color="#eeffcc"/>
    </style:style>
    <style:style style:name="P17" style:family="paragraph" style:parent-style-name="Preformatted_20_Text">
      <style:paragraph-properties style:line-height-at-least="0.476cm" fo:orphans="2" fo:widows="2" fo:background-color="#eeffcc" fo:padding="0.132cm" fo:border="0.002cm solid #aacc99">
        <style:background-image/>
      </style:paragraph-properties>
      <style:text-properties fo:font-variant="normal" fo:text-transform="none" fo:color="#4070a0" fo:letter-spacing="normal" fo:background-color="#eeffcc"/>
    </style:style>
    <style:style style:name="P18" style:family="paragraph" style:parent-style-name="Preformatted_20_Text">
      <style:paragraph-properties style:line-height-at-least="0.476cm" fo:orphans="2" fo:widows="2" fo:background-color="#eeffcc" fo:padding="0.132cm" fo:border="0.002cm solid #aacc99">
        <style:background-image/>
      </style:paragraph-properties>
    </style:style>
    <style:style style:name="P19" style:family="paragraph" style:parent-style-name="Heading_20_1">
      <style:text-properties fo:font-variant="normal" fo:text-transform="none" fo:color="#1a1a1a" style:font-name="Lucida Grande" fo:font-size="24pt" fo:letter-spacing="normal" fo:font-style="normal" fo:font-weight="normal"/>
    </style:style>
    <style:style style:name="T1" style:family="text">
      <style:text-properties fo:font-variant="normal" fo:text-transform="none" fo:color="#222222" style:font-name="Lucida Grande" fo:font-size="12pt" fo:letter-spacing="normal" fo:font-style="normal" fo:font-weight="normal"/>
    </style:style>
    <style:style style:name="T2" style:family="text">
      <style:text-properties fo:font-variant="normal" fo:text-transform="none" fo:color="#222222" style:font-name="monospace1" fo:font-size="11.25pt" fo:letter-spacing="normal" fo:font-style="normal" fo:font-weight="normal" fo:background-color="#ecf0f3"/>
    </style:style>
    <style:style style:name="T3" style:family="text">
      <style:text-properties fo:font-variant="normal" fo:text-transform="none" fo:color="#30306f" style:text-line-through-style="none" style:font-name="monospace1" fo:font-size="11.25pt" fo:letter-spacing="normal" fo:font-style="normal" style:text-underline-style="none" fo:font-weight="normal" style:text-blinking="false" fo:background-color="transparent"/>
    </style:style>
    <style:style style:name="T4" style:family="text">
      <style:text-properties fo:font-variant="normal" fo:text-transform="none" fo:color="#30306f" style:text-line-through-style="none" style:font-name="Lucida Grande" fo:font-size="12pt" fo:letter-spacing="normal" fo:font-style="normal" style:text-underline-style="none" fo:font-weight="normal" style:text-blinking="false"/>
    </style:style>
    <style:style style:name="T5" style:family="text">
      <style:text-properties fo:color="#c65d09" fo:font-weight="bold"/>
    </style:style>
    <style:style style:name="T6" style:family="text">
      <style:text-properties fo:color="#007020"/>
    </style:style>
    <style:style style:name="T7" style:family="text">
      <style:text-properties fo:color="#007020" fo:font-weight="bold"/>
    </style:style>
    <style:style style:name="T8" style:family="text">
      <style:text-properties fo:color="#007020" style:font-name="monospace1" fo:font-size="11.25pt" fo:font-style="normal" fo:font-weight="normal"/>
    </style:style>
    <style:style style:name="T9" style:family="text">
      <style:text-properties fo:color="#007020" style:font-name="monospace1" fo:font-size="11.25pt" fo:font-style="normal" fo:font-weight="bold"/>
    </style:style>
    <style:style style:name="T10" style:family="text">
      <style:text-properties fo:color="#4070a0"/>
    </style:style>
    <style:style style:name="T11" style:family="text">
      <style:text-properties fo:color="#4070a0" style:font-name="monospace1" fo:font-size="11.25pt" fo:font-style="normal" fo:font-weight="normal"/>
    </style:style>
    <style:style style:name="T12" style:family="text">
      <style:text-properties fo:color="#4070a0" style:font-name="monospace1" fo:font-size="11.25pt" fo:font-style="italic" fo:font-weight="normal"/>
    </style:style>
    <style:style style:name="T13" style:family="text">
      <style:text-properties style:font-name="monospace1" fo:font-size="11.25pt" fo:font-style="normal" fo:font-weight="normal"/>
    </style:style>
    <style:style style:name="T14" style:family="text">
      <style:text-properties style:font-name="monospace1" fo:font-size="11.25pt" fo:font-style="italic" fo:font-weight="normal"/>
    </style:style>
    <style:style style:name="T15" style:family="text">
      <style:text-properties fo:color="#208050"/>
    </style:style>
    <style:style style:name="T16" style:family="text">
      <style:text-properties fo:color="#208050" style:font-name="monospace1" fo:font-size="11.25pt" fo:font-style="normal" fo:font-weight="normal"/>
    </style:style>
    <style:style style:name="T17" style:family="text">
      <style:text-properties fo:color="#666666"/>
    </style:style>
    <style:style style:name="T18" style:family="text">
      <style:text-properties fo:color="#666666" style:font-name="monospace1" fo:font-size="11.25pt" fo:font-style="normal" fo:font-weight="normal"/>
    </style:style>
    <style:style style:name="T19" style:family="text">
      <style:text-properties fo:color="#ff0000"/>
    </style:style>
    <style:style style:name="T20" style:family="text">
      <style:text-properties fo:color="#0e84b5" fo:font-weight="bold"/>
    </style:style>
    <style:style style:name="T21" style:family="text">
      <style:text-properties fo:color="#408090" fo:font-style="italic"/>
    </style:style>
    <style:style style:name="T22" style:family="text">
      <style:text-properties fo:color="#06287e"/>
    </style:style>
    <style:style style:name="T23" style:family="text">
      <style:text-properties fo:color="#06287e" style:font-name="monospace1" fo:font-size="11.25pt"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שגיאות בפייתון</text:p>
      <text:p text:style-name="Standard"/>
      <text:h text:style-name="P19" text:outline-level="1">8. Errors and Exceptions</text:h>
      <text:p text:style-name="P3"><text:span text:style-name="T1">Until now error messages haven’t been more than mentioned, but if you have tried out the examples you have probably seen some. There are (at least) two distinguishable kinds of errors: </text:span><text:span text:style-name="Emphasis"><text:span text:style-name="T1">syntax errors</text:span></text:span><text:span text:style-name="T1"> and </text:span><text:span text:style-name="Emphasis"><text:span text:style-name="T1">exceptions</text:span></text:span><text:span text:style-name="T1">.</text:span></text:p>
      <text:section text:style-name="Sect1" text:name="syntax-errors">
        <text:h text:style-name="P8" text:outline-level="2"><text:bookmark text:name="tut-syntaxerrors"/>8.1. Syntax Errors</text:h>
        <text:p text:style-name="P1">Syntax errors, also known as parsing errors, are perhaps the most common kind of complaint you get while you are still learning Python:</text:p>
        <text:p text:style-name="P4">&gt;&gt;&gt;</text:p>
        <text:p text:style-name="P13"><text:span text:style-name="T5">&gt;&gt;&gt; </text:span><text:span text:style-name="T7">while</text:span> <text:span text:style-name="T7">True</text:span> <text:span text:style-name="T6">print</text:span>(<text:span text:style-name="T10">'Hello world'</text:span>)</text:p>
        <text:p text:style-name="P14"><text:s text:c="2"/><text:span text:style-name="T13">File "&lt;stdin&gt;", line 1, in ?</text:span></text:p>
        <text:p text:style-name="P14"><text:s text:c="4"/><text:span text:style-name="T13">while True print('Hello world')</text:span></text:p>
        <text:p text:style-name="P14"><text:s text:c="19"/><text:span text:style-name="T13">^</text:span></text:p>
        <text:p text:style-name="P9">SyntaxError: invalid syntax</text:p>
        <text:p text:style-name="P5"><text:span text:style-name="T1">The parser repeats the offending line and displays a little ‘arrow’ pointing at the earliest point in the line where the error was detected. The error is caused by (or at least detected at) the token </text:span><text:span text:style-name="Emphasis"><text:span text:style-name="T1">preceding</text:span></text:span><text:span text:style-name="T1"> the arrow: in the example, the error is detected at the function </text:span><text:a xlink:type="simple" xlink:href="https://docs.python.org/3.3/library/functions.html#print" text:style-name="Internet_20_link" text:visited-style-name="Visited_20_Internet_20_Link"><text:span text:style-name="Teletype"><text:span text:style-name="T3">print()</text:span></text:span></text:a><text:span text:style-name="T1">, since a colon (</text:span><text:span text:style-name="Teletype"><text:span text:style-name="T2">':'</text:span></text:span><text:span text:style-name="T1">) is missing before it. File name and line number are printed so you know where to look in case the input came from a script.</text:span></text:p>
      </text:section>
      <text:section text:style-name="Sect1" text:name="exceptions">
        <text:h text:style-name="P8" text:outline-level="2"><text:bookmark text:name="tut-exceptions"/>8.2. Exceptions</text:h>
        <text:p text:style-name="P2"><text:span text:style-name="T1">Even if a statement or expression is syntactically correct, it may cause an error when an attempt is made to execute it. Errors detected during execution are called </text:span><text:span text:style-name="Emphasis"><text:span text:style-name="T1">exceptions</text:span></text:span><text:span text:style-name="T1"> and are not unconditionally fatal: you will soon learn how to handle them in Python programs. Most exceptions are not handled by programs, however, and result in error messages as shown here:</text:span></text:p>
        <text:p text:style-name="P4">&gt;&gt;&gt;</text:p>
        <text:p text:style-name="P13"><text:span text:style-name="T5">&gt;&gt;&gt; </text:span><text:span text:style-name="T15">10</text:span> <text:span text:style-name="T17">*</text:span> (<text:span text:style-name="T15">1</text:span><text:span text:style-name="T17">/</text:span><text:span text:style-name="T15">0</text:span>)</text:p>
        <text:p text:style-name="P15">Traceback (most recent call last):</text:p>
        <text:p text:style-name="P14"><text:s text:c="2"/><text:span text:style-name="T13">File </text:span><text:span text:style-name="T8">"&lt;stdin&gt;"</text:span><text:span text:style-name="T13">, line </text:span><text:span text:style-name="T16">1</text:span><text:span text:style-name="T13">, in ?</text:span></text:p>
        <text:p text:style-name="P13"><text:span text:style-name="T19">ZeroDivisionError</text:span>: division by zero</text:p>
        <text:p text:style-name="P13"><text:span text:style-name="T5">&gt;&gt;&gt; </text:span><text:span text:style-name="T15">4</text:span> <text:span text:style-name="T17">+</text:span> spam<text:span text:style-name="T17">*</text:span><text:span text:style-name="T15">3</text:span></text:p>
        <text:p text:style-name="P15">Traceback (most recent call last):</text:p>
        <text:p text:style-name="P14"><text:s text:c="2"/><text:span text:style-name="T13">File </text:span><text:span text:style-name="T8">"&lt;stdin&gt;"</text:span><text:span text:style-name="T13">, line </text:span><text:span text:style-name="T16">1</text:span><text:span text:style-name="T13">, in ?</text:span></text:p>
        <text:p text:style-name="P13"><text:span text:style-name="T19">NameError</text:span>: name 'spam' is not defined</text:p>
        <text:p text:style-name="P13"><text:span text:style-name="T5">&gt;&gt;&gt; </text:span><text:span text:style-name="T10">'2'</text:span> <text:span text:style-name="T17">+</text:span> <text:span text:style-name="T15">2</text:span></text:p>
        <text:p text:style-name="P15">Traceback (most recent call last):</text:p>
        <text:p text:style-name="P14"><text:s text:c="2"/><text:span text:style-name="T13">File </text:span><text:span text:style-name="T8">"&lt;stdin&gt;"</text:span><text:span text:style-name="T13">, line </text:span><text:span text:style-name="T16">1</text:span><text:span text:style-name="T13">, in ?</text:span></text:p>
        <text:p text:style-name="P9"><text:span text:style-name="T19">TypeError</text:span>: Can't convert 'int' object to str implicitly</text:p>
        <text:p text:style-name="P5"><text:soft-page-break/><text:span text:style-name="T1">The last line of the error message indicates what happened. Exceptions come in different types, and the type is printed as part of the message: the types in the example are </text:span><text:a xlink:type="simple" xlink:href="https://docs.python.org/3.3/library/exceptions.html#ZeroDivisionError" text:style-name="Internet_20_link" text:visited-style-name="Visited_20_Internet_20_Link"><text:span text:style-name="Teletype"><text:span text:style-name="T3">ZeroDivisionError</text:span></text:span></text:a><text:span text:style-name="T1">, </text:span><text:a xlink:type="simple" xlink:href="https://docs.python.org/3.3/library/exceptions.html#NameError" text:style-name="Internet_20_link" text:visited-style-name="Visited_20_Internet_20_Link"><text:span text:style-name="Teletype"><text:span text:style-name="T3">NameError</text:span></text:span></text:a><text:span text:style-name="T1"> and </text:span><text:a xlink:type="simple" xlink:href="https://docs.python.org/3.3/library/exceptions.html#TypeError" text:style-name="Internet_20_link" text:visited-style-name="Visited_20_Internet_20_Link"><text:span text:style-name="Teletype"><text:span text:style-name="T3">TypeError</text:span></text:span></text:a><text:span text:style-name="T1">. The string printed as the exception type is the name of the built-in exception that occurred. This is true for all built-in exceptions, but need not be true for user-defined exceptions (although it is a useful convention). Standard exception names are built-in identifiers (not reserved keywords).</text:span></text:p>
        <text:p text:style-name="P1">The rest of the line provides detail based on the type of exception and what caused it.</text:p>
        <text:p text:style-name="P1">The preceding part of the error message shows the context where the exception happened, in the form of a stack traceback. In general it contains a stack traceback listing source lines; however, it will not display lines read from standard input.</text:p>
        <text:p text:style-name="P2"><text:a xlink:type="simple" xlink:href="https://docs.python.org/3.3/library/exceptions.html#bltin-exceptions" text:style-name="Internet_20_link" text:visited-style-name="Visited_20_Internet_20_Link"><text:span text:style-name="Emphasis"><text:span text:style-name="T4">Built-in Exceptions</text:span></text:span></text:a><text:span text:style-name="T1"> lists the built-in exceptions and their meanings.</text:span></text:p>
      </text:section>
      <text:section text:style-name="Sect1" text:name="handling-exceptions">
        <text:h text:style-name="P8" text:outline-level="2"><text:bookmark text:name="tut-handling"/>8.3. Handling Exceptions</text:h>
        <text:p text:style-name="P5"><text:span text:style-name="T1">It is possible to write programs that handle selected exceptions. Look at the following example, which asks the user for input until a valid integer has been entered, but allows the user to interrupt the program (using </text:span><text:span text:style-name="Teletype"><text:span text:style-name="T2">Control-C</text:span></text:span><text:span text:style-name="T1"> or whatever the operating system supports); note that a user-generated interruption is signalled by raising the </text:span><text:a xlink:type="simple" xlink:href="https://docs.python.org/3.3/library/exceptions.html#KeyboardInterrupt" text:style-name="Internet_20_link" text:visited-style-name="Visited_20_Internet_20_Link"><text:span text:style-name="Teletype"><text:span text:style-name="T3">KeyboardInterrupt</text:span></text:span></text:a><text:span text:style-name="T1"> exception.</text:span></text:p>
        <text:p text:style-name="P4">&gt;&gt;&gt;</text:p>
        <text:p text:style-name="P13"><text:span text:style-name="T5">&gt;&gt;&gt; </text:span><text:span text:style-name="T7">while</text:span> <text:span text:style-name="T7">True</text:span>:</text:p>
        <text:p text:style-name="P13"><text:span text:style-name="T5">... </text:span><text:s text:c="4"/><text:span text:style-name="T7">try</text:span>:</text:p>
        <text:p text:style-name="P13"><text:span text:style-name="T5">... </text:span><text:s text:c="8"/>x <text:span text:style-name="T17">=</text:span> <text:span text:style-name="T6">int</text:span>(<text:span text:style-name="T6">input</text:span>(<text:span text:style-name="T10">"Please enter a number: "</text:span>))</text:p>
        <text:p text:style-name="P13"><text:span text:style-name="T5">... </text:span><text:s text:c="8"/><text:span text:style-name="T7">break</text:span></text:p>
        <text:p text:style-name="P13"><text:span text:style-name="T5">... </text:span><text:s text:c="4"/><text:span text:style-name="T7">except</text:span> <text:span text:style-name="T6">ValueError</text:span>:</text:p>
        <text:p text:style-name="P13"><text:span text:style-name="T5">... </text:span><text:s text:c="8"/><text:span text:style-name="T6">print</text:span>(<text:span text:style-name="T10">"Oops! <text:s/>That was no valid number. <text:s/>Try again..."</text:span>)</text:p>
        <text:p text:style-name="P11">...</text:p>
        <text:p text:style-name="P5"><text:span text:style-name="T1">The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 works as follows.</text:span></text:p>
        <text:list xml:id="list665634071367300412" text:style-name="L1">
          <text:list-item>
            <text:p text:style-name="P7"><text:span text:style-name="T1">First, the </text:span><text:span text:style-name="Emphasis"><text:span text:style-name="T1">try clause</text:span></text:span><text:span text:style-name="T1"> (the statement(s) between the </text:span><text:a xlink:type="simple" xlink:href="https://docs.python.org/3.3/reference/compound_stmts.html#try" text:style-name="Internet_20_link" text:visited-style-name="Visited_20_Internet_20_Link"><text:span text:style-name="Teletype"><text:span text:style-name="T3">try</text:span></text:span></text:a><text:span text:style-name="T1"> and </text:span><text:a xlink:type="simple" xlink:href="https://docs.python.org/3.3/reference/compound_stmts.html#except" text:style-name="Internet_20_link" text:visited-style-name="Visited_20_Internet_20_Link"><text:span text:style-name="Teletype"><text:span text:style-name="T3">except</text:span></text:span></text:a><text:span text:style-name="T1"> keywords) is executed.</text:span></text:p>
          </text:list-item>
          <text:list-item>
            <text:p text:style-name="P7"><text:span text:style-name="T1">If no exception occurs, the </text:span><text:span text:style-name="Emphasis"><text:span text:style-name="T1">except clause</text:span></text:span><text:span text:style-name="T1"> is skipped and execution of the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 is finished.</text:span></text:p>
          </text:list-item>
          <text:list-item>
            <text:p text:style-name="P7"><text:span text:style-name="T1">If an exception occurs during execution of the try clause, the rest of the clause is skipped. Then if its type matches the exception named after the</text:span><text:a xlink:type="simple" xlink:href="https://docs.python.org/3.3/reference/compound_stmts.html#except" text:style-name="Internet_20_link" text:visited-style-name="Visited_20_Internet_20_Link"><text:span text:style-name="Teletype"><text:span text:style-name="T3">except</text:span></text:span></text:a><text:span text:style-name="T1"> keyword, the except clause is executed, and then execution continues after the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text:span></text:p>
          </text:list-item>
          <text:list-item>
            <text:p text:style-name="P6"><text:span text:style-name="T1">If an exception occurs which does not match the exception named in the except clause, it is passed on to outer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s; if no handler is found, it is an </text:span><text:span text:style-name="Emphasis"><text:span text:style-name="T1">unhandled exception</text:span></text:span><text:span text:style-name="T1"> and execution stops with a message as shown above.</text:span></text:p>
          </text:list-item>
        </text:list>
        <text:p text:style-name="P5"><text:span text:style-name="T1">A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 may have more than one except clause, to specify handlers for different exceptions. At most one handler will be executed. Handlers only handle exceptions that occur in the corresponding try clause, not in other handlers of the same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 An except clause may name multiple exceptions as a parenthesized tuple, for example:</text:span></text:p>
        <text:p text:style-name="P13"><text:soft-page-break/><text:span text:style-name="T17">...</text:span> <text:span text:style-name="T7">except</text:span> (<text:span text:style-name="T6">RuntimeError</text:span>, <text:span text:style-name="T6">TypeError</text:span>, <text:span text:style-name="T6">NameError</text:span>):</text:p>
        <text:p text:style-name="P9"><text:span text:style-name="T17">...</text:span> <text:s text:c="4"/><text:span text:style-name="T7">pass</text:span></text:p>
        <text:p text:style-name="P1">The last except clause may omit the exception name(s), to serve as a wildcard. Use this with extreme caution, since it is easy to mask a real programming error in this way! It can also be used to print an error message and then re-raise the exception (allowing a caller to handle the exception as well):</text:p>
        <text:p text:style-name="P13"><text:span text:style-name="T7">import</text:span> <text:span text:style-name="T20">sys</text:span></text:p>
        <text:p text:style-name="P18"/>
        <text:p text:style-name="P13"><text:span text:style-name="T7">try</text:span>:</text:p>
        <text:p text:style-name="P14"><text:s text:c="4"/><text:span text:style-name="T13">f </text:span><text:span text:style-name="T18">=</text:span><text:span text:style-name="T13"> </text:span><text:span text:style-name="T8">open</text:span><text:span text:style-name="T13">(</text:span><text:span text:style-name="T11">'myfile.txt'</text:span><text:span text:style-name="T13">)</text:span></text:p>
        <text:p text:style-name="P14"><text:s text:c="4"/><text:span text:style-name="T13">s </text:span><text:span text:style-name="T18">=</text:span><text:span text:style-name="T13"> f</text:span><text:span text:style-name="T18">.</text:span><text:span text:style-name="T13">readline()</text:span></text:p>
        <text:p text:style-name="P14"><text:s text:c="4"/><text:span text:style-name="T13">i </text:span><text:span text:style-name="T18">=</text:span><text:span text:style-name="T13"> </text:span><text:span text:style-name="T8">int</text:span><text:span text:style-name="T13">(s</text:span><text:span text:style-name="T18">.</text:span><text:span text:style-name="T13">strip())</text:span></text:p>
        <text:p text:style-name="P13"><text:span text:style-name="T7">except</text:span> <text:span text:style-name="T6">IOError</text:span> <text:span text:style-name="T7">as</text:span> err:</text:p>
        <text:p text:style-name="P14"><text:s text:c="4"/><text:span text:style-name="T8">print</text:span><text:span text:style-name="T13">(</text:span><text:span text:style-name="T11">"I/O error: {0}"</text:span><text:span text:style-name="T18">.</text:span><text:span text:style-name="T13">format(err))</text:span></text:p>
        <text:p text:style-name="P13"><text:span text:style-name="T7">except</text:span> <text:span text:style-name="T6">ValueError</text:span>:</text:p>
        <text:p text:style-name="P14"><text:s text:c="4"/><text:span text:style-name="T8">print</text:span><text:span text:style-name="T13">(</text:span><text:span text:style-name="T11">"Could not convert data to an integer."</text:span><text:span text:style-name="T13">)</text:span></text:p>
        <text:p text:style-name="P13"><text:span text:style-name="T7">except</text:span>:</text:p>
        <text:p text:style-name="P14"><text:s text:c="4"/><text:span text:style-name="T8">print</text:span><text:span text:style-name="T13">(</text:span><text:span text:style-name="T11">"Unexpected error:"</text:span><text:span text:style-name="T13">, sys</text:span><text:span text:style-name="T18">.</text:span><text:span text:style-name="T13">exc_info()[</text:span><text:span text:style-name="T16">0</text:span><text:span text:style-name="T13">])</text:span></text:p>
        <text:p text:style-name="P10"><text:s text:c="4"/><text:span text:style-name="T9">raise</text:span></text:p>
        <text:p text:style-name="P5"><text:span text:style-name="T1">The </text:span><text:a xlink:type="simple" xlink:href="https://docs.python.org/3.3/reference/compound_stmts.html#try" text:style-name="Internet_20_link" text:visited-style-name="Visited_20_Internet_20_Link"><text:span text:style-name="Teletype"><text:span text:style-name="T3">try</text:span></text:span></text:a><text:span text:style-name="T1"> ... </text:span><text:a xlink:type="simple" xlink:href="https://docs.python.org/3.3/reference/compound_stmts.html#except" text:style-name="Internet_20_link" text:visited-style-name="Visited_20_Internet_20_Link"><text:span text:style-name="Teletype"><text:span text:style-name="T3">except</text:span></text:span></text:a><text:span text:style-name="T1"> statement has an optional </text:span><text:span text:style-name="Emphasis"><text:span text:style-name="T1">else clause</text:span></text:span><text:span text:style-name="T1">, which, when present, must follow all except clauses. It is useful for code that must be executed if the try clause does not raise an exception. For example:</text:span></text:p>
        <text:p text:style-name="P13"><text:span text:style-name="T7">for</text:span> arg <text:span text:style-name="T7">in</text:span> sys<text:span text:style-name="T17">.</text:span>argv[<text:span text:style-name="T15">1</text:span>:]:</text:p>
        <text:p text:style-name="P14"><text:s text:c="4"/><text:span text:style-name="T9">try</text:span><text:span text:style-name="T13">:</text:span></text:p>
        <text:p text:style-name="P14"><text:s text:c="8"/><text:span text:style-name="T13">f </text:span><text:span text:style-name="T18">=</text:span><text:span text:style-name="T13"> </text:span><text:span text:style-name="T8">open</text:span><text:span text:style-name="T13">(arg, </text:span><text:span text:style-name="T11">'r'</text:span><text:span text:style-name="T13">)</text:span></text:p>
        <text:p text:style-name="P14"><text:s text:c="4"/><text:span text:style-name="T9">except</text:span><text:span text:style-name="T13"> </text:span><text:span text:style-name="T8">IOError</text:span><text:span text:style-name="T13">:</text:span></text:p>
        <text:p text:style-name="P14"><text:s text:c="8"/><text:span text:style-name="T8">print</text:span><text:span text:style-name="T13">(</text:span><text:span text:style-name="T11">'cannot open'</text:span><text:span text:style-name="T13">, arg)</text:span></text:p>
        <text:p text:style-name="P14"><text:s text:c="4"/><text:span text:style-name="T9">else</text:span><text:span text:style-name="T13">:</text:span></text:p>
        <text:p text:style-name="P14"><text:s text:c="8"/><text:span text:style-name="T8">print</text:span><text:span text:style-name="T13">(arg, </text:span><text:span text:style-name="T11">'has'</text:span><text:span text:style-name="T13">, </text:span><text:span text:style-name="T8">len</text:span><text:span text:style-name="T13">(f</text:span><text:span text:style-name="T18">.</text:span><text:span text:style-name="T13">readlines()), </text:span><text:span text:style-name="T11">'lines'</text:span><text:span text:style-name="T13">)</text:span></text:p>
        <text:p text:style-name="P10"><text:s text:c="8"/><text:span text:style-name="T13">f</text:span><text:span text:style-name="T18">.</text:span><text:span text:style-name="T13">close()</text:span></text:p>
        <text:p text:style-name="P5"><text:span text:style-name="T1">The use of the </text:span><text:a xlink:type="simple" xlink:href="https://docs.python.org/3.3/reference/compound_stmts.html#else" text:style-name="Internet_20_link" text:visited-style-name="Visited_20_Internet_20_Link"><text:span text:style-name="Teletype"><text:span text:style-name="T3">else</text:span></text:span></text:a><text:span text:style-name="T1"> clause is better than adding additional code to the </text:span><text:a xlink:type="simple" xlink:href="https://docs.python.org/3.3/reference/compound_stmts.html#try" text:style-name="Internet_20_link" text:visited-style-name="Visited_20_Internet_20_Link"><text:span text:style-name="Teletype"><text:span text:style-name="T3">try</text:span></text:span></text:a><text:span text:style-name="T1"> clause because it avoids accidentally catching an exception that wasn’t raised by the code being protected by the </text:span><text:a xlink:type="simple" xlink:href="https://docs.python.org/3.3/reference/compound_stmts.html#try" text:style-name="Internet_20_link" text:visited-style-name="Visited_20_Internet_20_Link"><text:span text:style-name="Teletype"><text:span text:style-name="T3">try</text:span></text:span></text:a><text:span text:style-name="T1"> ... </text:span><text:a xlink:type="simple" xlink:href="https://docs.python.org/3.3/reference/compound_stmts.html#except" text:style-name="Internet_20_link" text:visited-style-name="Visited_20_Internet_20_Link"><text:span text:style-name="Teletype"><text:span text:style-name="T3">except</text:span></text:span></text:a><text:span text:style-name="T1"> statement.</text:span></text:p>
        <text:p text:style-name="P2"><text:span text:style-name="T1">When an exception occurs, it may have an associated value, also known as the exception’s </text:span><text:span text:style-name="Emphasis"><text:span text:style-name="T1">argument</text:span></text:span><text:span text:style-name="T1">. The presence and type of the argument depend on the exception type.</text:span></text:p>
        <text:p text:style-name="P5"><text:span text:style-name="T1">The except clause may specify a variable after the exception name. The variable is bound to an exception instance with the arguments stored in</text:span><text:span text:style-name="Teletype"><text:span text:style-name="T2">instance.args</text:span></text:span><text:span text:style-name="T1">. For convenience, the exception instance defines </text:span><text:a xlink:type="simple" xlink:href="https://docs.python.org/3.3/reference/datamodel.html#object.__str__" text:style-name="Internet_20_link" text:visited-style-name="Visited_20_Internet_20_Link"><text:span text:style-name="Teletype"><text:span text:style-name="T3">__str__()</text:span></text:span></text:a><text:span text:style-name="T1"> so the arguments can be printed directly without having to reference </text:span><text:span text:style-name="Teletype"><text:span text:style-name="T2">.args</text:span></text:span><text:span text:style-name="T1">. One may also instantiate an exception first before raising it and add any attributes to it as desired.</text:span></text:p>
        <text:p text:style-name="P4">&gt;&gt;&gt;</text:p>
        <text:p text:style-name="P13"><text:soft-page-break/><text:span text:style-name="T5">&gt;&gt;&gt; </text:span><text:span text:style-name="T7">try</text:span>:</text:p>
        <text:p text:style-name="P13"><text:span text:style-name="T5">... </text:span><text:s text:c="3"/><text:span text:style-name="T7">raise</text:span> <text:span text:style-name="T6">Exception</text:span>(<text:span text:style-name="T10">'spam'</text:span>, <text:span text:style-name="T10">'eggs'</text:span>)</text:p>
        <text:p text:style-name="P13"><text:span text:style-name="T5">... </text:span><text:span text:style-name="T7">except</text:span> <text:span text:style-name="T6">Exception</text:span> <text:span text:style-name="T7">as</text:span> inst:</text:p>
        <text:p text:style-name="P13"><text:span text:style-name="T5">... </text:span><text:s text:c="3"/><text:span text:style-name="T6">print</text:span>(<text:span text:style-name="T6">type</text:span>(inst)) <text:s text:c="3"/><text:span text:style-name="T21"># the exception instance</text:span></text:p>
        <text:p text:style-name="P13"><text:span text:style-name="T5">... </text:span><text:s text:c="3"/><text:span text:style-name="T6">print</text:span>(inst<text:span text:style-name="T17">.</text:span>args) <text:s text:c="4"/><text:span text:style-name="T21"># arguments stored in .args</text:span></text:p>
        <text:p text:style-name="P13"><text:span text:style-name="T5">... </text:span><text:s text:c="3"/><text:span text:style-name="T6">print</text:span>(inst) <text:s text:c="9"/><text:span text:style-name="T21"># __str__ allows args to be printed directly,</text:span></text:p>
        <text:p text:style-name="P13"><text:span text:style-name="T5">... </text:span><text:s text:c="24"/><text:span text:style-name="T21"># but may be overridden in exception subclasses</text:span></text:p>
        <text:p text:style-name="P13"><text:span text:style-name="T5">... </text:span><text:s text:c="3"/>x, y <text:span text:style-name="T17">=</text:span> inst<text:span text:style-name="T17">.</text:span>args <text:s text:c="4"/><text:span text:style-name="T21"># unpack args</text:span></text:p>
        <text:p text:style-name="P13"><text:span text:style-name="T5">... </text:span><text:s text:c="3"/><text:span text:style-name="T6">print</text:span>(<text:span text:style-name="T10">'x ='</text:span>, x)</text:p>
        <text:p text:style-name="P13"><text:span text:style-name="T5">... </text:span><text:s text:c="3"/><text:span text:style-name="T6">print</text:span>(<text:span text:style-name="T10">'y ='</text:span>, y)</text:p>
        <text:p text:style-name="P16">...</text:p>
        <text:p text:style-name="P13">&lt;class 'Exception'&gt;</text:p>
        <text:p text:style-name="P13">('spam', 'eggs')</text:p>
        <text:p text:style-name="P13">('spam', 'eggs')</text:p>
        <text:p text:style-name="P13">x = spam</text:p>
        <text:p text:style-name="P9">y = eggs</text:p>
        <text:p text:style-name="P1">If an exception has arguments, they are printed as the last part (‘detail’) of the message for unhandled exceptions.</text:p>
        <text:p text:style-name="P1">Exception handlers don’t just handle exceptions if they occur immediately in the try clause, but also if they occur inside functions that are called (even indirectly) in the try clause. For example:</text:p>
        <text:p text:style-name="P4">&gt;&gt;&gt;</text:p>
        <text:p text:style-name="P13"><text:span text:style-name="T5">&gt;&gt;&gt; </text:span><text:span text:style-name="T7">def</text:span> <text:span text:style-name="T22">this_fails</text:span>():</text:p>
        <text:p text:style-name="P13"><text:span text:style-name="T5">... </text:span><text:s text:c="4"/>x <text:span text:style-name="T17">=</text:span> <text:span text:style-name="T15">1</text:span><text:span text:style-name="T17">/</text:span><text:span text:style-name="T15">0</text:span></text:p>
        <text:p text:style-name="P16">...</text:p>
        <text:p text:style-name="P13"><text:span text:style-name="T5">&gt;&gt;&gt; </text:span><text:span text:style-name="T7">try</text:span>:</text:p>
        <text:p text:style-name="P13"><text:span text:style-name="T5">... </text:span><text:s text:c="4"/>this_fails()</text:p>
        <text:p text:style-name="P13"><text:span text:style-name="T5">... </text:span><text:span text:style-name="T7">except</text:span> <text:span text:style-name="T6">ZeroDivisionError</text:span> <text:span text:style-name="T7">as</text:span> err:</text:p>
        <text:p text:style-name="P13"><text:span text:style-name="T5">... </text:span><text:s text:c="4"/><text:span text:style-name="T6">print</text:span>(<text:span text:style-name="T10">'Handling run-time error:'</text:span>, err)</text:p>
        <text:p text:style-name="P16">...</text:p>
        <text:p text:style-name="P9">Handling run-time error: int division or modulo by zero</text:p>
      </text:section>
      <text:section text:style-name="Sect1" text:name="raising-exceptions">
        <text:h text:style-name="P8" text:outline-level="2"><text:bookmark text:name="tut-raising"/>8.4. Raising Exceptions</text:h>
        <text:p text:style-name="P5"><text:span text:style-name="T1">The </text:span><text:a xlink:type="simple" xlink:href="https://docs.python.org/3.3/reference/simple_stmts.html#raise" text:style-name="Internet_20_link" text:visited-style-name="Visited_20_Internet_20_Link"><text:span text:style-name="Teletype"><text:span text:style-name="T3">raise</text:span></text:span></text:a><text:span text:style-name="T1"> statement allows the programmer to force a specified exception to occur. For example:</text:span></text:p>
        <text:p text:style-name="P4">&gt;&gt;&gt;</text:p>
        <text:p text:style-name="P13"><text:span text:style-name="T5">&gt;&gt;&gt; </text:span><text:span text:style-name="T7">raise</text:span> <text:span text:style-name="T6">NameError</text:span>(<text:span text:style-name="T10">'HiThere'</text:span>)</text:p>
        <text:p text:style-name="P15">Traceback (most recent call last):</text:p>
        <text:p text:style-name="P14"><text:s text:c="2"/><text:span text:style-name="T13">File </text:span><text:span text:style-name="T8">"&lt;stdin&gt;"</text:span><text:span text:style-name="T13">, line </text:span><text:span text:style-name="T16">1</text:span><text:span text:style-name="T13">, in ?</text:span></text:p>
        <text:p text:style-name="P9"><text:span text:style-name="T19">NameError</text:span>: HiThere</text:p>
        <text:p text:style-name="P5"><text:span text:style-name="T1">The sole argument to </text:span><text:a xlink:type="simple" xlink:href="https://docs.python.org/3.3/reference/simple_stmts.html#raise" text:style-name="Internet_20_link" text:visited-style-name="Visited_20_Internet_20_Link"><text:span text:style-name="Teletype"><text:span text:style-name="T3">raise</text:span></text:span></text:a><text:span text:style-name="T1"> indicates the exception to be raised. This must be either an exception instance or an exception class (a class that derives from </text:span><text:a xlink:type="simple" xlink:href="https://docs.python.org/3.3/library/exceptions.html#Exception" text:style-name="Internet_20_link" text:visited-style-name="Visited_20_Internet_20_Link"><text:span text:style-name="Teletype"><text:span text:style-name="T3">Exception</text:span></text:span></text:a><text:span text:style-name="T1">).</text:span></text:p>
        <text:p text:style-name="P5"><text:soft-page-break/><text:span text:style-name="T1">If you need to determine whether an exception was raised but don’t intend to handle it, a simpler form of the </text:span><text:a xlink:type="simple" xlink:href="https://docs.python.org/3.3/reference/simple_stmts.html#raise" text:style-name="Internet_20_link" text:visited-style-name="Visited_20_Internet_20_Link"><text:span text:style-name="Teletype"><text:span text:style-name="T3">raise</text:span></text:span></text:a><text:span text:style-name="T1"> statement allows you to re-raise the exception:</text:span></text:p>
        <text:p text:style-name="P4">&gt;&gt;&gt;</text:p>
        <text:p text:style-name="P13"><text:span text:style-name="T5">&gt;&gt;&gt; </text:span><text:span text:style-name="T7">try</text:span>:</text:p>
        <text:p text:style-name="P13"><text:span text:style-name="T5">... </text:span><text:s text:c="4"/><text:span text:style-name="T7">raise</text:span> <text:span text:style-name="T6">NameError</text:span>(<text:span text:style-name="T10">'HiThere'</text:span>)</text:p>
        <text:p text:style-name="P13"><text:span text:style-name="T5">... </text:span><text:span text:style-name="T7">except</text:span> <text:span text:style-name="T6">NameError</text:span>:</text:p>
        <text:p text:style-name="P13"><text:span text:style-name="T5">... </text:span><text:s text:c="4"/><text:span text:style-name="T6">print</text:span>(<text:span text:style-name="T10">'An exception flew by!'</text:span>)</text:p>
        <text:p text:style-name="P13"><text:span text:style-name="T5">... </text:span><text:s text:c="4"/><text:span text:style-name="T7">raise</text:span></text:p>
        <text:p text:style-name="P16">...</text:p>
        <text:p text:style-name="P13">An exception flew by!</text:p>
        <text:p text:style-name="P15">Traceback (most recent call last):</text:p>
        <text:p text:style-name="P14"><text:s text:c="2"/><text:span text:style-name="T13">File </text:span><text:span text:style-name="T8">"&lt;stdin&gt;"</text:span><text:span text:style-name="T13">, line </text:span><text:span text:style-name="T16">2</text:span><text:span text:style-name="T13">, in ?</text:span></text:p>
        <text:p text:style-name="P9"><text:span text:style-name="T19">NameError</text:span>: HiThere</text:p>
      </text:section>
      <text:section text:style-name="Sect1" text:name="user-defined-exceptions">
        <text:h text:style-name="P8" text:outline-level="2"><text:bookmark text:name="tut-userexceptions"/>8.5. User-defined Exceptions</text:h>
        <text:p text:style-name="P5"><text:span text:style-name="T1">Programs may name their own exceptions by creating a new exception class (see </text:span><text:a xlink:type="simple" xlink:href="https://docs.python.org/3.3/tutorial/classes.html#tut-classes" text:style-name="Internet_20_link" text:visited-style-name="Visited_20_Internet_20_Link"><text:span text:style-name="Emphasis"><text:span text:style-name="T4">Classes</text:span></text:span></text:a><text:span text:style-name="T1"> for more about Python classes). Exceptions should typically be derived from the </text:span><text:a xlink:type="simple" xlink:href="https://docs.python.org/3.3/library/exceptions.html#Exception" text:style-name="Internet_20_link" text:visited-style-name="Visited_20_Internet_20_Link"><text:span text:style-name="Teletype"><text:span text:style-name="T3">Exception</text:span></text:span></text:a><text:span text:style-name="T1"> class, either directly or indirectly. For example:</text:span></text:p>
        <text:p text:style-name="P4">&gt;&gt;&gt;</text:p>
        <text:p text:style-name="P13"><text:span text:style-name="T5">&gt;&gt;&gt; </text:span><text:span text:style-name="T7">class</text:span> <text:span text:style-name="T20">MyError</text:span>(<text:span text:style-name="T6">Exception</text:span>):</text:p>
        <text:p text:style-name="P13"><text:span text:style-name="T5">... </text:span><text:s text:c="4"/><text:span text:style-name="T7">def</text:span> <text:span text:style-name="T22">__init__</text:span>(<text:span text:style-name="T6">self</text:span>, value):</text:p>
        <text:p text:style-name="P13"><text:span text:style-name="T5">... </text:span><text:s text:c="8"/><text:span text:style-name="T6">self</text:span><text:span text:style-name="T17">.</text:span>value <text:span text:style-name="T17">=</text:span> value</text:p>
        <text:p text:style-name="P13"><text:span text:style-name="T5">... </text:span><text:s text:c="4"/><text:span text:style-name="T7">def</text:span> <text:span text:style-name="T22">__str__</text:span>(<text:span text:style-name="T6">self</text:span>):</text:p>
        <text:p text:style-name="P13"><text:span text:style-name="T5">... </text:span><text:s text:c="8"/><text:span text:style-name="T7">return</text:span> <text:span text:style-name="T6">repr</text:span>(<text:span text:style-name="T6">self</text:span><text:span text:style-name="T17">.</text:span>value)</text:p>
        <text:p text:style-name="P16">...</text:p>
        <text:p text:style-name="P13"><text:span text:style-name="T5">&gt;&gt;&gt; </text:span><text:span text:style-name="T7">try</text:span>:</text:p>
        <text:p text:style-name="P13"><text:span text:style-name="T5">... </text:span><text:s text:c="4"/><text:span text:style-name="T7">raise</text:span> MyError(<text:span text:style-name="T15">2</text:span><text:span text:style-name="T17">*</text:span><text:span text:style-name="T15">2</text:span>)</text:p>
        <text:p text:style-name="P13"><text:span text:style-name="T5">... </text:span><text:span text:style-name="T7">except</text:span> MyError <text:span text:style-name="T7">as</text:span> e:</text:p>
        <text:p text:style-name="P13"><text:span text:style-name="T5">... </text:span><text:s text:c="4"/><text:span text:style-name="T6">print</text:span>(<text:span text:style-name="T10">'My exception occurred, value:'</text:span>, e<text:span text:style-name="T17">.</text:span>value)</text:p>
        <text:p text:style-name="P16">...</text:p>
        <text:p text:style-name="P13">My exception occurred, value: 4</text:p>
        <text:p text:style-name="P13"><text:span text:style-name="T5">&gt;&gt;&gt; </text:span><text:span text:style-name="T7">raise</text:span> MyError(<text:span text:style-name="T10">'oops!'</text:span>)</text:p>
        <text:p text:style-name="P15">Traceback (most recent call last):</text:p>
        <text:p text:style-name="P14"><text:s text:c="2"/><text:span text:style-name="T13">File </text:span><text:span text:style-name="T8">"&lt;stdin&gt;"</text:span><text:span text:style-name="T13">, line </text:span><text:span text:style-name="T16">1</text:span><text:span text:style-name="T13">, in ?</text:span></text:p>
        <text:p text:style-name="P9"><text:span text:style-name="T19">__main__.MyError</text:span>: 'oops!'</text:p>
        <text:p text:style-name="P5"><text:span text:style-name="T1">In this example, the default </text:span><text:a xlink:type="simple" xlink:href="https://docs.python.org/3.3/reference/datamodel.html#object.__init__" text:style-name="Internet_20_link" text:visited-style-name="Visited_20_Internet_20_Link"><text:span text:style-name="Teletype"><text:span text:style-name="T3">__init__()</text:span></text:span></text:a><text:span text:style-name="T1"> of </text:span><text:a xlink:type="simple" xlink:href="https://docs.python.org/3.3/library/exceptions.html#Exception" text:style-name="Internet_20_link" text:visited-style-name="Visited_20_Internet_20_Link"><text:span text:style-name="Teletype"><text:span text:style-name="T3">Exception</text:span></text:span></text:a><text:span text:style-name="T1"> has been overridden. The new behavior simply creates the </text:span><text:span text:style-name="Emphasis"><text:span text:style-name="T1">value</text:span></text:span><text:span text:style-name="T1"> attribute. This replaces the default behavior of creating the </text:span><text:span text:style-name="Emphasis"><text:span text:style-name="T1">args</text:span></text:span><text:span text:style-name="T1"> attribute.</text:span></text:p>
        <text:p text:style-name="P1">Exception classes can be defined which do anything any other class can do, but are usually kept simple, often only offering a number of attributes that allow information about the error to be extracted by handlers for the exception. When creating a module that can raise several distinct errors, a common practice is to create a base class for exceptions defined by that module, and subclass that to create specific exception classes for different error conditions:</text:p>
        <text:p text:style-name="P13"><text:soft-page-break/><text:span text:style-name="T7">class</text:span> <text:span text:style-name="T20">Error</text:span>(<text:span text:style-name="T6">Exception</text:span>):</text:p>
        <text:p text:style-name="P14"><text:s text:c="4"/><text:span text:style-name="T12">"""Base class for exceptions in this module."""</text:span></text:p>
        <text:p text:style-name="P14"><text:s text:c="4"/><text:span text:style-name="T9">pass</text:span></text:p>
        <text:p text:style-name="P18"/>
        <text:p text:style-name="P13"><text:span text:style-name="T7">class</text:span> <text:span text:style-name="T20">InputError</text:span>(Error):</text:p>
        <text:p text:style-name="P14"><text:s text:c="4"/><text:span text:style-name="T12">"""Exception raised for errors in the input.</text:span></text:p>
        <text:p text:style-name="P18"/>
        <text:p text:style-name="P17"><text:s text:c="4"/><text:span text:style-name="T14">Attributes:</text:span></text:p>
        <text:p text:style-name="P17"><text:s text:c="8"/><text:span text:style-name="T14">expression -- input expression in which the error occurred</text:span></text:p>
        <text:p text:style-name="P17"><text:s text:c="8"/><text:span text:style-name="T14">message -- explanation of the error</text:span></text:p>
        <text:p text:style-name="P17"><text:s text:c="4"/><text:span text:style-name="T14">"""</text:span></text:p>
        <text:p text:style-name="P18"/>
        <text:p text:style-name="P14"><text:s text:c="4"/><text:span text:style-name="T9">def</text:span><text:span text:style-name="T13"> </text:span><text:span text:style-name="T23">__init__</text:span><text:span text:style-name="T13">(</text:span><text:span text:style-name="T8">self</text:span><text:span text:style-name="T13">, expression, message):</text:span></text:p>
        <text:p text:style-name="P14"><text:s text:c="8"/><text:span text:style-name="T8">self</text:span><text:span text:style-name="T18">.</text:span><text:span text:style-name="T13">expression </text:span><text:span text:style-name="T18">=</text:span><text:span text:style-name="T13"> expression</text:span></text:p>
        <text:p text:style-name="P14"><text:s text:c="8"/><text:span text:style-name="T8">self</text:span><text:span text:style-name="T18">.</text:span><text:span text:style-name="T13">message </text:span><text:span text:style-name="T18">=</text:span><text:span text:style-name="T13"> message</text:span></text:p>
        <text:p text:style-name="P18"/>
        <text:p text:style-name="P13"><text:span text:style-name="T7">class</text:span> <text:span text:style-name="T20">TransitionError</text:span>(Error):</text:p>
        <text:p text:style-name="P14"><text:s text:c="4"/><text:span text:style-name="T12">"""Raised when an operation attempts a state transition that's not</text:span></text:p>
        <text:p text:style-name="P17"><text:s text:c="4"/><text:span text:style-name="T14">allowed.</text:span></text:p>
        <text:p text:style-name="P18"/>
        <text:p text:style-name="P17"><text:s text:c="4"/><text:span text:style-name="T14">Attributes:</text:span></text:p>
        <text:p text:style-name="P17"><text:s text:c="8"/><text:span text:style-name="T14">previous -- state at beginning of transition</text:span></text:p>
        <text:p text:style-name="P17"><text:s text:c="8"/><text:span text:style-name="T14">next -- attempted new state</text:span></text:p>
        <text:p text:style-name="P17"><text:s text:c="8"/><text:span text:style-name="T14">message -- explanation of why the specific transition is not allowed</text:span></text:p>
        <text:p text:style-name="P17"><text:s text:c="4"/><text:span text:style-name="T14">"""</text:span></text:p>
        <text:p text:style-name="P18"/>
        <text:p text:style-name="P14"><text:s text:c="4"/><text:span text:style-name="T9">def</text:span><text:span text:style-name="T13"> </text:span><text:span text:style-name="T23">__init__</text:span><text:span text:style-name="T13">(</text:span><text:span text:style-name="T8">self</text:span><text:span text:style-name="T13">, previous, </text:span><text:span text:style-name="T8">next</text:span><text:span text:style-name="T13">, message):</text:span></text:p>
        <text:p text:style-name="P14"><text:s text:c="8"/><text:span text:style-name="T8">self</text:span><text:span text:style-name="T18">.</text:span><text:span text:style-name="T13">previous </text:span><text:span text:style-name="T18">=</text:span><text:span text:style-name="T13"> previous</text:span></text:p>
        <text:p text:style-name="P14"><text:s text:c="8"/><text:span text:style-name="T8">self</text:span><text:span text:style-name="T18">.</text:span><text:span text:style-name="T13">next </text:span><text:span text:style-name="T18">=</text:span><text:span text:style-name="T13"> </text:span><text:span text:style-name="T8">next</text:span></text:p>
        <text:p text:style-name="P10"><text:s text:c="8"/><text:span text:style-name="T8">self</text:span><text:span text:style-name="T18">.</text:span><text:span text:style-name="T13">message </text:span><text:span text:style-name="T18">=</text:span><text:span text:style-name="T13"> message</text:span></text:p>
        <text:p text:style-name="P1">Most exceptions are defined with names that end in “Error,” similar to the naming of the standard exceptions.</text:p>
        <text:p text:style-name="P2"><text:span text:style-name="T1">Many standard modules define their own exceptions to report errors that may occur in functions they define. More information on classes is presented in chapter </text:span><text:a xlink:type="simple" xlink:href="https://docs.python.org/3.3/tutorial/classes.html#tut-classes" text:style-name="Internet_20_link" text:visited-style-name="Visited_20_Internet_20_Link"><text:span text:style-name="Emphasis"><text:span text:style-name="T4">Classes</text:span></text:span></text:a><text:span text:style-name="T1">.</text:span></text:p>
      </text:section>
      <text:section text:style-name="Sect1" text:name="defining-clean-up-actions">
        <text:h text:style-name="P8" text:outline-level="2"><text:bookmark text:name="tut-cleanup"/>8.6. Defining Clean-up Actions</text:h>
        <text:p text:style-name="P5"><text:span text:style-name="T1">The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 has another optional clause which is intended to define clean-up actions that must be executed under all circumstances. For example:</text:span></text:p>
        <text:p text:style-name="P4">&gt;&gt;&gt;</text:p>
        <text:p text:style-name="P13"><text:span text:style-name="T5">&gt;&gt;&gt; </text:span><text:span text:style-name="T7">try</text:span>:</text:p>
        <text:p text:style-name="P13"><text:span text:style-name="T5">... </text:span><text:s text:c="4"/><text:span text:style-name="T7">raise</text:span> <text:span text:style-name="T6">KeyboardInterrupt</text:span></text:p>
        <text:p text:style-name="P13"><text:span text:style-name="T5">... </text:span><text:span text:style-name="T7">finally</text:span>:</text:p>
        <text:p text:style-name="P13"><text:span text:style-name="T5">... </text:span><text:s text:c="4"/><text:span text:style-name="T6">print</text:span>(<text:span text:style-name="T10">'Goodbye, world!'</text:span>)</text:p>
        <text:p text:style-name="P16">...</text:p>
        <text:p text:style-name="P13">Goodbye, world!</text:p>
        <text:p text:style-name="P12">KeyboardInterrupt</text:p>
        <text:p text:style-name="P5"><text:soft-page-break/><text:span text:style-name="T1">A </text:span><text:span text:style-name="Emphasis"><text:span text:style-name="T1">finally clause</text:span></text:span><text:span text:style-name="T1"> is always executed before leaving the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 whether an exception has occurred or not. When an exception has occurred in the </text:span><text:a xlink:type="simple" xlink:href="https://docs.python.org/3.3/reference/compound_stmts.html#try" text:style-name="Internet_20_link" text:visited-style-name="Visited_20_Internet_20_Link"><text:span text:style-name="Teletype"><text:span text:style-name="T3">try</text:span></text:span></text:a><text:span text:style-name="T1"> clause and has not been handled by an </text:span><text:a xlink:type="simple" xlink:href="https://docs.python.org/3.3/reference/compound_stmts.html#except" text:style-name="Internet_20_link" text:visited-style-name="Visited_20_Internet_20_Link"><text:span text:style-name="Teletype"><text:span text:style-name="T3">except</text:span></text:span></text:a><text:span text:style-name="T1"> clause (or it has occurred in a </text:span><text:a xlink:type="simple" xlink:href="https://docs.python.org/3.3/reference/compound_stmts.html#except" text:style-name="Internet_20_link" text:visited-style-name="Visited_20_Internet_20_Link"><text:span text:style-name="Teletype"><text:span text:style-name="T3">except</text:span></text:span></text:a><text:span text:style-name="T1"> or </text:span><text:a xlink:type="simple" xlink:href="https://docs.python.org/3.3/reference/compound_stmts.html#else" text:style-name="Internet_20_link" text:visited-style-name="Visited_20_Internet_20_Link"><text:span text:style-name="Teletype"><text:span text:style-name="T3">else</text:span></text:span></text:a><text:span text:style-name="T1"> clause), it is re-raised after the </text:span><text:a xlink:type="simple" xlink:href="https://docs.python.org/3.3/reference/compound_stmts.html#finally" text:style-name="Internet_20_link" text:visited-style-name="Visited_20_Internet_20_Link"><text:span text:style-name="Teletype"><text:span text:style-name="T3">finally</text:span></text:span></text:a><text:span text:style-name="T1"> clause has been executed. The </text:span><text:a xlink:type="simple" xlink:href="https://docs.python.org/3.3/reference/compound_stmts.html#finally" text:style-name="Internet_20_link" text:visited-style-name="Visited_20_Internet_20_Link"><text:span text:style-name="Teletype"><text:span text:style-name="T3">finally</text:span></text:span></text:a><text:span text:style-name="T1"> clause is also executed “on the way out” when any other clause of the </text:span><text:a xlink:type="simple" xlink:href="https://docs.python.org/3.3/reference/compound_stmts.html#try" text:style-name="Internet_20_link" text:visited-style-name="Visited_20_Internet_20_Link"><text:span text:style-name="Teletype"><text:span text:style-name="T3">try</text:span></text:span></text:a><text:span text:style-name="T1"> statement is left via a </text:span><text:a xlink:type="simple" xlink:href="https://docs.python.org/3.3/reference/simple_stmts.html#break" text:style-name="Internet_20_link" text:visited-style-name="Visited_20_Internet_20_Link"><text:span text:style-name="Teletype"><text:span text:style-name="T3">break</text:span></text:span></text:a><text:span text:style-name="T1">, </text:span><text:a xlink:type="simple" xlink:href="https://docs.python.org/3.3/reference/simple_stmts.html#continue" text:style-name="Internet_20_link" text:visited-style-name="Visited_20_Internet_20_Link"><text:span text:style-name="Teletype"><text:span text:style-name="T3">continue</text:span></text:span></text:a><text:span text:style-name="T1">or </text:span><text:a xlink:type="simple" xlink:href="https://docs.python.org/3.3/reference/simple_stmts.html#return" text:style-name="Internet_20_link" text:visited-style-name="Visited_20_Internet_20_Link"><text:span text:style-name="Teletype"><text:span text:style-name="T3">return</text:span></text:span></text:a><text:span text:style-name="T1"> statement. A more complicated example:</text:span></text:p>
        <text:p text:style-name="P4">&gt;&gt;&gt;</text:p>
        <text:p text:style-name="P13"><text:span text:style-name="T5">&gt;&gt;&gt; </text:span><text:span text:style-name="T7">def</text:span> <text:span text:style-name="T22">divide</text:span>(x, y):</text:p>
        <text:p text:style-name="P13"><text:span text:style-name="T5">... </text:span><text:s text:c="4"/><text:span text:style-name="T7">try</text:span>:</text:p>
        <text:p text:style-name="P13"><text:span text:style-name="T5">... </text:span><text:s text:c="8"/>result <text:span text:style-name="T17">=</text:span> x <text:span text:style-name="T17">/</text:span> y</text:p>
        <text:p text:style-name="P13"><text:span text:style-name="T5">... </text:span><text:s text:c="4"/><text:span text:style-name="T7">except</text:span> <text:span text:style-name="T6">ZeroDivisionError</text:span>:</text:p>
        <text:p text:style-name="P13"><text:span text:style-name="T5">... </text:span><text:s text:c="8"/><text:span text:style-name="T6">print</text:span>(<text:span text:style-name="T10">"division by zero!"</text:span>)</text:p>
        <text:p text:style-name="P13"><text:span text:style-name="T5">... </text:span><text:s text:c="4"/><text:span text:style-name="T7">else</text:span>:</text:p>
        <text:p text:style-name="P13"><text:span text:style-name="T5">... </text:span><text:s text:c="8"/><text:span text:style-name="T6">print</text:span>(<text:span text:style-name="T10">"result is"</text:span>, result)</text:p>
        <text:p text:style-name="P13"><text:span text:style-name="T5">... </text:span><text:s text:c="4"/><text:span text:style-name="T7">finally</text:span>:</text:p>
        <text:p text:style-name="P13"><text:span text:style-name="T5">... </text:span><text:s text:c="8"/><text:span text:style-name="T6">print</text:span>(<text:span text:style-name="T10">"executing finally clause"</text:span>)</text:p>
        <text:p text:style-name="P16">...</text:p>
        <text:p text:style-name="P13"><text:span text:style-name="T5">&gt;&gt;&gt; </text:span>divide(<text:span text:style-name="T15">2</text:span>, <text:span text:style-name="T15">1</text:span>)</text:p>
        <text:p text:style-name="P13">result is 2.0</text:p>
        <text:p text:style-name="P13">executing finally clause</text:p>
        <text:p text:style-name="P13"><text:span text:style-name="T5">&gt;&gt;&gt; </text:span>divide(<text:span text:style-name="T15">2</text:span>, <text:span text:style-name="T15">0</text:span>)</text:p>
        <text:p text:style-name="P13">division by zero!</text:p>
        <text:p text:style-name="P13">executing finally clause</text:p>
        <text:p text:style-name="P13"><text:span text:style-name="T5">&gt;&gt;&gt; </text:span>divide(<text:span text:style-name="T10">"2"</text:span>, <text:span text:style-name="T10">"1"</text:span>)</text:p>
        <text:p text:style-name="P13">executing finally clause</text:p>
        <text:p text:style-name="P15">Traceback (most recent call last):</text:p>
        <text:p text:style-name="P14"><text:s text:c="2"/><text:span text:style-name="T13">File </text:span><text:span text:style-name="T8">"&lt;stdin&gt;"</text:span><text:span text:style-name="T13">, line </text:span><text:span text:style-name="T16">1</text:span><text:span text:style-name="T13">, in ?</text:span></text:p>
        <text:p text:style-name="P14"><text:s text:c="2"/><text:span text:style-name="T13">File </text:span><text:span text:style-name="T8">"&lt;stdin&gt;"</text:span><text:span text:style-name="T13">, line </text:span><text:span text:style-name="T16">3</text:span><text:span text:style-name="T13">, in divide</text:span></text:p>
        <text:p text:style-name="P9"><text:span text:style-name="T19">TypeError</text:span>: unsupported operand type(s) for /: 'str' and 'str'</text:p>
        <text:p text:style-name="P5"><text:span text:style-name="T1">As you can see, the </text:span><text:a xlink:type="simple" xlink:href="https://docs.python.org/3.3/reference/compound_stmts.html#finally" text:style-name="Internet_20_link" text:visited-style-name="Visited_20_Internet_20_Link"><text:span text:style-name="Teletype"><text:span text:style-name="T3">finally</text:span></text:span></text:a><text:span text:style-name="T1"> clause is executed in any event. The </text:span><text:a xlink:type="simple" xlink:href="https://docs.python.org/3.3/library/exceptions.html#TypeError" text:style-name="Internet_20_link" text:visited-style-name="Visited_20_Internet_20_Link"><text:span text:style-name="Teletype"><text:span text:style-name="T3">TypeError</text:span></text:span></text:a><text:span text:style-name="T1"> raised by dividing two strings is not handled by the </text:span><text:a xlink:type="simple" xlink:href="https://docs.python.org/3.3/reference/compound_stmts.html#except" text:style-name="Internet_20_link" text:visited-style-name="Visited_20_Internet_20_Link"><text:span text:style-name="Teletype"><text:span text:style-name="T3">except</text:span></text:span></text:a><text:span text:style-name="T1"> clause and therefore re-raised after the </text:span><text:a xlink:type="simple" xlink:href="https://docs.python.org/3.3/reference/compound_stmts.html#finally" text:style-name="Internet_20_link" text:visited-style-name="Visited_20_Internet_20_Link"><text:span text:style-name="Teletype"><text:span text:style-name="T3">finally</text:span></text:span></text:a><text:span text:style-name="T1"> clause has been executed.</text:span></text:p>
        <text:p text:style-name="P5"><text:span text:style-name="T1">In real world applications, the </text:span><text:a xlink:type="simple" xlink:href="https://docs.python.org/3.3/reference/compound_stmts.html#finally" text:style-name="Internet_20_link" text:visited-style-name="Visited_20_Internet_20_Link"><text:span text:style-name="Teletype"><text:span text:style-name="T3">finally</text:span></text:span></text:a><text:span text:style-name="T1"> clause is useful for releasing external resources (such as files or network connections), regardless of whether the use of the resource was successful.</text:span></text:p>
      </text:section>
      <text:section text:style-name="Sect1" text:name="predefined-clean-up-actions">
        <text:h text:style-name="P8" text:outline-level="2"><text:bookmark text:name="tut-cleanup-with"/>8.7. Predefined Clean-up Actions</text:h>
        <text:p text:style-name="P1">Some objects define standard clean-up actions to be undertaken when the object is no longer needed, regardless of whether or not the operation using the object succeeded or failed. Look at the following example, which tries to open a file and print its contents to the screen.</text:p>
        <text:p text:style-name="P13"><text:span text:style-name="T7">for</text:span> line <text:span text:style-name="T7">in</text:span> <text:span text:style-name="T6">open</text:span>(<text:span text:style-name="T10">"myfile.txt"</text:span>):</text:p>
        <text:p text:style-name="P10"><text:s text:c="4"/><text:span text:style-name="T8">print</text:span><text:span text:style-name="T13">(line, end</text:span><text:span text:style-name="T18">=</text:span><text:span text:style-name="T11">""</text:span><text:span text:style-name="T13">)</text:span></text:p>
        <text:p text:style-name="P5"><text:soft-page-break/><text:span text:style-name="T1">The problem with this code is that it leaves the file open for an indeterminate amount of time after this part of the code has finished executing. This is not an issue in simple scripts, but can be a problem for larger applications. The </text:span><text:a xlink:type="simple" xlink:href="https://docs.python.org/3.3/reference/compound_stmts.html#with" text:style-name="Internet_20_link" text:visited-style-name="Visited_20_Internet_20_Link"><text:span text:style-name="Teletype"><text:span text:style-name="T3">with</text:span></text:span></text:a><text:span text:style-name="T1"> statement allows objects like files to be used in a way that ensures they are always cleaned up promptly and correctly.</text:span></text:p>
        <text:p text:style-name="P13"><text:span text:style-name="T7">with</text:span> <text:span text:style-name="T6">open</text:span>(<text:span text:style-name="T10">"myfile.txt"</text:span>) <text:span text:style-name="T7">as</text:span> f:</text:p>
        <text:p text:style-name="P14"><text:s text:c="4"/><text:span text:style-name="T9">for</text:span><text:span text:style-name="T13"> line </text:span><text:span text:style-name="T9">in</text:span><text:span text:style-name="T13"> f:</text:span></text:p>
        <text:p text:style-name="P10"><text:s text:c="8"/><text:span text:style-name="T8">print</text:span><text:span text:style-name="T13">(line, end</text:span><text:span text:style-name="T18">=</text:span><text:span text:style-name="T11">""</text:span><text:span text:style-name="T13">)</text:span></text:p>
        <text:p text:style-name="P2"><text:span text:style-name="T1">After the statement is executed, the file </text:span><text:span text:style-name="Emphasis"><text:span text:style-name="T1">f</text:span></text:span><text:span text:style-name="T1"> is always closed, even if a problem was encountered while processing the lines. Objects which, like files, provide predefined clean-up actions will indicate this in their documentation.</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Arial, sans-serif"/>
    <style:font-face style:name="OpenSymbol" svg:font-family="OpenSymbol"/>
    <style:font-face style:name="monospace" svg:font-family="monospace"/>
    <style:font-face style:name="monospace1" svg:font-family="monospace, sans-serif"/>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 style:family="paragraph" style:parent-style-name="Standard" style:class="text">
      <style:paragraph-properties fo:margin-top="0cm" fo:margin-bottom="0.212cm"/>
    </style:style>
    <style:style style:name="List" style:family="paragraph" style:parent-style-name="Text"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2" style:display-name="Heading 2" style:family="paragraph" style:parent-style-name="Title" style:next-style-name="Text"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Teletype"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MAR TAMAR</meta:initial-creator>
    <meta:creation-date>2018-12-09T10:30:12.86</meta:creation-date>
    <meta:document-statistic meta:table-count="0" meta:image-count="0" meta:object-count="0" meta:page-count="8" meta:paragraph-count="215" meta:word-count="2057" meta:character-count="13110"/>
    <dc:date>2018-12-09T10:31:15.42</dc:date>
    <dc:creator>TAMAR TAMAR</dc:creator>
    <meta:editing-duration>PT1M8S</meta:editing-duration>
    <meta:editing-cycles>1</meta:editing-cycles>
    <meta:generator>OpenOffice/4.1.5$Win32 OpenOffice.org_project/415m1$Build-9789</meta:generator>
  </office:meta>
</office:document-meta>
</file>